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0.336cm" fo:min-width="0.18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0.336cm" fo:min-width="0.186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0.336cm" fo:min-width="0.18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7pt" style:font-size-complex="7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7pt" style:font-size-complex="7pt"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7pt" style:font-size-complex="7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fo:font-variant="normal" fo:text-transform="none" fo:color="#2a6099" loext:opacity="100%" loext:theme-color="dk1" style:text-outline="false" style:text-line-through-style="none" style:text-line-through-type="none" style:text-position="0% 100%" style:font-name="Calibri1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" draw:style-name="gr1" draw:text-style-name="P3" xml:id="id2" draw:id="id2" draw:layer="layout" svg:width="2.875cm" svg:height="1.445cm" svg:x="0.915cm" svg:y="2.34cm">
          <text:p text:style-name="P1"><text:span text:style-name="T1">rfdc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" draw:text-style-name="P4" draw:layer="layout" draw:line-skew="0.04cm" svg:x1="4.052cm" svg:y1="1.485cm" svg:x2="2.352cm" svg:y2="2.34cm" draw:start-shape="id1" draw:start-glue-point="2" draw:end-shape="id2" draw:end-glue-point="0" svg:d="M4052 1485v467h-1700v388" svg:viewBox="0 0 1701 856">
          <text:p/>
        </draw:connector>
        <draw:connector draw:style-name="gr2" draw:text-style-name="P4" xml:id="id11" draw:id="id11" draw:layer="layout" draw:line-skew="0.479cm" svg:x1="0.476cm" svg:y1="3.005cm" svg:x2="2.352cm" svg:y2="4.469cm" draw:end-shape="id3" draw:end-glue-point="0" svg:d="M476 3005v952h1876v512" svg:viewBox="0 0 1877 1465">
          <text:p/>
        </draw:connector>
        <draw:custom-shape draw:name="Rectangle 4" draw:style-name="gr3" draw:text-style-name="P3" xml:id="id4" draw:id="id4" draw:layer="layout" svg:width="2.875cm" svg:height="1.445cm" svg:x="4.315cm" svg:y="2.339cm">
          <text:p text:style-name="P1"><text:span text:style-name="T1">lmx2594_proxy.rcc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" xml:id="id5" draw:id="id5" draw:layer="layout" svg:width="2.875cm" svg:height="1.445cm" svg:x="4.315cm" svg:y="4.468cm">
          <text:p text:style-name="P1"><text:span text:style-name="T1">lmx2594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" draw:text-style-name="P4" draw:layer="layout" svg:x1="5.752cm" svg:y1="3.784cm" svg:x2="5.752cm" svg:y2="4.468cm" draw:start-shape="id4" draw:start-glue-point="2" draw:end-shape="id5" draw:end-glue-point="0" svg:d="M5752 3784v684" svg:viewBox="0 0 1 685">
          <text:p/>
        </draw:connector>
        <draw:custom-shape draw:name="Rectangle 6" draw:style-name="gr5" draw:text-style-name="P3" draw:layer="layout" svg:width="2.875cm" svg:height="1.445cm" svg:x="1.015cm" svg:y="4.5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3" draw:layer="layout" svg:width="2.875cm" svg:height="1.445cm" svg:x="1.215cm" svg:y="4.7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3" draw:layer="layout" svg:width="2.875cm" svg:height="1.445cm" svg:x="1.115cm" svg:y="4.6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3" draw:layer="layout" svg:width="2.875cm" svg:height="1.445cm" svg:x="1.015cm" svg:y="4.5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3" xml:id="id3" draw:id="id3" draw:layer="layout" svg:width="2.875cm" svg:height="1.445cm" svg:x="0.915cm" svg:y="4.4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3" draw:layer="layout" svg:width="2.875cm" svg:height="1.445cm" svg:x="1.015cm" svg:y="6.9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3" draw:layer="layout" svg:width="2.875cm" svg:height="1.445cm" svg:x="1.215cm" svg:y="7.1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3" draw:layer="layout" svg:width="2.875cm" svg:height="1.445cm" svg:x="1.115cm" svg:y="7.0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3" draw:layer="layout" svg:width="2.875cm" svg:height="1.445cm" svg:x="1.015cm" svg:y="6.969cm">
          <text:p text:style-name="P1"><text:span text:style-name="T1">rfdc_da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" draw:text-style-name="P3" xml:id="id7" draw:id="id7" draw:layer="layout" svg:width="2.875cm" svg:height="1.445cm" svg:x="0.915cm" svg:y="6.869cm">
          <text:p text:style-name="P1"><text:span text:style-name="T1">rfdc_adc_config_0.hdl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" draw:text-style-name="P4" draw:layer="layout" svg:x1="4.757cm" svg:y1="1.485cm" svg:x2="5.752cm" svg:y2="2.339cm" draw:start-shape="id6" draw:start-glue-point="2" draw:end-shape="id4" draw:end-glue-point="0" svg:d="M4757 1485v426h995v428" svg:viewBox="0 0 996 855">
          <text:p/>
        </draw:connector>
        <draw:connector draw:style-name="gr2" draw:text-style-name="P4" xml:id="id9" draw:id="id9" draw:layer="layout" draw:line-skew="1.866cm" svg:x1="0.123cm" svg:y1="2.911cm" svg:x2="2.352cm" svg:y2="6.869cm" draw:end-shape="id7" draw:end-glue-point="0" svg:d="M123 2911v3586h2229v372" svg:viewBox="0 0 2230 3959">
          <text:p/>
        </draw:connector>
        <draw:custom-shape draw:name="Rectangle 15" draw:style-name="gr15" draw:text-style-name="P3" xml:id="id8" draw:id="id8" draw:layer="layout" svg:width="0.685cm" svg:height="0.585cm" svg:x="2.715cm" svg:y="0.9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" draw:text-style-name="P3" xml:id="id10" draw:id="id10" draw:layer="layout" svg:width="0.685cm" svg:height="0.585cm" svg:x="3.215cm" svg:y="0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" draw:text-style-name="P3" xml:id="id6" draw:id="id6" draw:layer="layout" svg:width="0.685cm" svg:height="0.585cm" svg:x="4.415cm" svg:y="0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5" draw:layer="layout" draw:line-skew="-0.521cm" svg:x1="3.057cm" svg:y1="1.485cm" svg:x2="0.123cm" svg:y2="2.911cm" draw:start-shape="id8" draw:start-glue-point="2" draw:end-shape="id9" draw:end-glue-point="2" svg:d="M3057 1485v200h-2934v1226" svg:viewBox="0 0 2935 1427">
          <text:p/>
        </draw:connector>
        <draw:connector draw:style-name="gr18" draw:text-style-name="P5" draw:layer="layout" draw:line-skew="-0.351cm" svg:x1="3.557cm" svg:y1="1.485cm" svg:x2="0.476cm" svg:y2="3.005cm" draw:start-shape="id10" draw:start-glue-point="2" draw:end-shape="id11" draw:end-glue-point="2" svg:d="M3557 1485v417h-3081v1103" svg:viewBox="0 0 3082 1521">
          <text:p/>
        </draw:connector>
        <draw:custom-shape draw:name="Rectangle 2" draw:style-name="gr19" draw:text-style-name="P3" xml:id="id1" draw:id="id1" draw:layer="layout" svg:width="2.875cm" svg:height="1.445cm" svg:x="2.615cm" svg:y="0.04cm">
          <text:p text:style-name="P1"><text:span text:style-name="T1">drc.rcc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36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26:21.536000000</meta:creation-date>
    <dc:date>2023-06-14T11:18:39.515000000</dc:date>
    <meta:editing-duration>PT19H47M20S</meta:editing-duration>
    <meta:editing-cycles>4</meta:editing-cycles>
    <meta:generator>LibreOffice/7.5.0.3$Windows_X86_64 LibreOffice_project/c21113d003cd3efa8c53188764377a8272d9d6de</meta:generator>
    <meta:document-statistic meta:object-count="24"/>
  </office:meta>
</office:document-meta>
</file>